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63BF812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svg:stroke-color="#000000" fo:min-height="2.791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005cm"/>
    </style:style>
    <style:style style:name="pr4" style:family="presentation" style:parent-style-name="template-outline1">
      <style:graphic-properties draw:stroke="none" draw:fill="none" fo:min-height="11.87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outline1">
      <style:graphic-properties fo:min-height="11.879cm"/>
    </style:style>
    <style:style style:name="pr7" style:family="presentation" style:parent-style-name="template-title">
      <style:graphic-properties draw:auto-grow-height="true" fo:min-height="3.005cm"/>
    </style:style>
    <style:style style:name="pr8" style:family="presentation" style:parent-style-name="template-outline1">
      <style:graphic-properties draw:auto-grow-height="true" fo:min-height="11.8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style:font-size-asian="28pt" style:font-size-complex="28pt"/>
    </style:style>
    <style:style style:name="P5" style:family="paragraph">
      <style:text-properties fo:font-size="20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/>
    </style:style>
    <style:style style:name="T4" style:family="text">
      <style:text-properties fo:color="#00ff00" fo:font-size="26pt" style:font-size-asian="26pt" style:font-size-complex="26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4.299cm" svg:height="2.791cm" svg:x="1.446cm" svg:y="6cm" presentation:class="title" presentation:user-transformed="true">
          <draw:text-box>
            <text:p text:style-name="P1"><text:span text:style-name="T1">文件系统</text:span></text:p>
          </draw:text-box>
        </draw:frame>
        <draw:frame draw:style-name="gr1" draw:text-style-name="P4" draw:layer="layout" svg:width="19.864cm" svg:height="2.499cm" svg:x="3.375cm" svg:y="10.714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Summary</text:p>
          </draw:text-box>
        </draw:frame>
        <draw:frame presentation:style-name="pr4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文件</text:p>
                <text:list>
                  <text:list-item>
                    <text:p>文件分类</text:p>
                  </text:list-item>
                  <text:list-item>
                    <text:p>文件全名</text:p>
                  </text:list-item>
                  <text:list-item>
                    <text:p>文件的扩展名</text:p>
                    <text:list>
                      <text:list-item>
                        <text:p>常见扩展名</text:p>
                      </text:list-item>
                      <text:list-item>
                        <text:p>UR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3cm" presentation:class="title" presentation:user-transformed="true">
          <draw:text-box>
            <text:p>文件</text:p>
          </draw:text-box>
        </draw:frame>
        <draw:frame presentation:style-name="pr6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一篇文章是一个文件</text:p>
              </text:list-item>
              <text:list-item>
                <text:p>一首歌曲是一个文件</text:p>
              </text:list-item>
              <text:list-item>
                <text:p>一部电影是一个文件</text:p>
              </text:list-item>
              <text:list-item>
                <text:p>一个网页是一个文件</text:p>
              </text:list-item>
              <text:list-item>
                <text:p>一个程序是一个文件</text:p>
              </text:list-item>
              <text:list-item>
                <text:p>…...</text:p>
              </text:list-item>
              <text:list-item>
                <text:p><text:span text:style-name="T3">计算机中所有的信息都是以文件的形式保存的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3cm" presentation:class="title">
          <draw:text-box>
            <text:p>文件分类</text:p>
          </draw:text-box>
        </draw:frame>
        <draw:frame presentation:style-name="pr6" draw:layer="layout" svg:width="24.299cm" svg:height="11.879cm" svg:x="1.35cm" svg:y="4.212cm" presentation:class="outline">
          <draw:text-box>
            <text:list text:style-name="L2">
              <text:list-item>
                <text:p><text:span text:style-name="T3">文本文件</text:span></text:p>
                <text:list>
                  <text:list-item>
                    <text:p>人类可以直接读懂的文件就是文本文件</text:p>
                  </text:list-item>
                </text:list>
              </text:list-item>
              <text:list-item>
                <text:p><text:span text:style-name="T3">二进制文件</text:span></text:p>
                <text:list>
                  <text:list-item>
                    <text:p>电影、歌曲、图、可以运行的程序等都是二进制文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3cm" presentation:class="title" presentation:user-transformed="true">
          <draw:text-box>
            <text:p>文件全名</text:p>
          </draw:text-box>
        </draw:frame>
        <draw:frame presentation:style-name="pr6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例如我们的D盘中有个Cena文件夹，这个文件夹里有个叫test.bas的文件。对于test.bas文件来说，它的全名应该是：</text:p>
              </text:list-item>
              <text:list-item>
                <text:p>D:\Cena\test.bas</text:p>
              </text:list-item>
              <text:list-item>
                <text:p><text:span text:style-name="T3">路径</text:span><text:span text:style-name="T3">+</text:span><text:span text:style-name="T3">文件名</text:span></text:p>
              </text:list-item>
              <text:list-item>
                <text:p>其中路径名在Windows里是盘符+文件夹名组成的，其他系统不是这样的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3cm" presentation:class="title">
          <draw:text-box>
            <text:p>文件的扩展名</text:p>
          </draw:text-box>
        </draw:frame>
        <draw:frame presentation:style-name="pr6" draw:layer="layout" svg:width="24.299cm" svg:height="11.879cm" svg:x="1.35cm" svg:y="4.212cm" presentation:class="outline">
          <draw:text-box>
            <text:list text:style-name="L2">
              <text:list-item>
                <text:p>test.bas这个文件，它的主文件名是test，扩展名是bas。</text:p>
              </text:list-item>
              <text:list-item>
                <text:p><text:span text:style-name="T3">文件名 </text:span><text:span text:style-name="T3">= </text:span><text:span text:style-name="T3">主文件名 </text:span><text:span text:style-name="T3">+ </text:span><text:span text:style-name="T3">扩展名</text:span></text:p>
              </text:list-item>
              <text:list-item>
                <text:p><text:span text:style-name="T3">文件的扩展名主要用来区别文件的类型。</text:span></text:p>
              </text:list-item>
              <text:list-item>
                <text:p>通过文件的扩展名可以看出这个文件是一篇文章，或者是一首歌曲，又或者是一部电影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4.299cm" svg:height="3.005cm" svg:x="1.254cm" svg:y="0.424cm" presentation:class="title">
          <draw:text-box>
            <text:p>常见扩展名</text:p>
          </draw:text-box>
        </draw:frame>
        <draw:frame presentation:style-name="pr8" draw:layer="layout" svg:width="11.857cm" svg:height="11.954cm" svg:x="1.35cm" svg:y="4.212cm" presentation:class="outline" presentation:user-transformed="true">
          <draw:text-box>
            <text:list text:style-name="L2">
              <text:list-item>
                <text:p>图片</text:p>
                <text:list>
                  <text:list-item>
                    <text:p>jpg, jpeg, png, gif, bmp</text:p>
                  </text:list-item>
                </text:list>
              </text:list-item>
              <text:list-item>
                <text:p>声音</text:p>
                <text:list>
                  <text:list-item>
                    <text:p>wav, mp3, rm, ape</text:p>
                  </text:list-item>
                </text:list>
              </text:list-item>
              <text:list-item>
                <text:p>视频</text:p>
                <text:list>
                  <text:list-item>
                    <text:p>avi, rmvb, wmv, mp4</text:p>
                  </text:list-item>
                </text:list>
              </text:list-item>
              <text:list-item>
                <text:p>Office</text:p>
                <text:list>
                  <text:list-item>
                    <text:p>doc, xsl, ppt</text:p>
                  </text:list-item>
                </text:list>
              </text:list-item>
            </text:list>
          </draw:text-box>
        </draw:frame>
        <draw:frame presentation:style-name="pr6" draw:layer="layout" svg:width="11.857cm" svg:height="12.103cm" svg:x="13.8cm" svg:y="4.212cm" presentation:class="outline" presentation:user-transformed="true">
          <draw:text-box>
            <text:list text:style-name="L2">
              <text:list-item>
                <text:p>程序源文件</text:p>
                <text:list>
                  <text:list-item>
                    <text:p>bas, c, pas, java</text:p>
                  </text:list-item>
                </text:list>
              </text:list-item>
              <text:list-item>
                <text:p>文本文件</text:p>
                <text:list>
                  <text:list-item>
                    <text:p>txt</text:p>
                  </text:list-item>
                </text:list>
              </text:list-item>
              <text:list-item>
                <text:p>可执行文件</text:p>
                <text:list>
                  <text:list-item>
                    <text:p>exe</text:p>
                  </text:list-item>
                </text:list>
              </text:list-item>
              <text:list-item>
                <text:p>网页</text:p>
                <text:list>
                  <text:list-item>
                    <text:p>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299cm" svg:height="3.005cm" svg:x="1.254cm" svg:y="0.424cm" presentation:class="title">
          <draw:text-box>
            <text:p>URL</text:p>
          </draw:text-box>
        </draw:frame>
        <draw:frame presentation:style-name="pr6" draw:layer="layout" svg:width="24.299cm" svg:height="11.879cm" svg:x="1.35cm" svg:y="4.212cm" presentation:class="outline">
          <draw:text-box>
            <text:list text:style-name="L2">
              <text:list-item>
                <text:p>网络中传输信息使用的文件名称格式</text:p>
              </text:list-item>
              <text:list-item>
                <text:p><text:span text:style-name="T4">协议名</text:span><text:span text:style-name="T4">://</text:span><text:span text:style-name="T4">域名</text:span><text:span text:style-name="T4">/</text:span><text:span text:style-name="T4">路径</text:span><text:span text:style-name="T4">/</text:span><text:span text:style-name="T4">文件名</text:span><text:span text:style-name="T4">.</text:span><text:span text:style-name="T4">扩展名</text:span></text:p>
                <text:list>
                  <text:list-item>
                    <text:p><text:span text:style-name="T5">例如</text:span></text:p>
                  </text:list-item>
                  <text:list-item>
                    <text:p><text:span text:style-name="T5">http://www.test.com/folder/file.pas</text:span></text:p>
                  </text:list-item>
                  <text:list-item>
                    <text:p><text:span text:style-name="T5">ftp://www.example.org/index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Summary</text:p>
          </draw:text-box>
        </draw:frame>
        <draw:frame presentation:style-name="pr4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文件</text:p>
                <text:list>
                  <text:list-item>
                    <text:p>文件分类</text:p>
                  </text:list-item>
                  <text:list-item>
                    <text:p>文件全名</text:p>
                  </text:list-item>
                  <text:list-item>
                    <text:p>文件的扩展名</text:p>
                    <text:list>
                      <text:list-item>
                        <text:p>常见扩展名</text:p>
                      </text:list-item>
                      <text:list-item>
                        <text:p>UR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ffffff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055cm" fo:margin-right="0cm" fo:margin-top="0cm" fo:margin-bottom="0.342cm" fo:text-indent="-0.685cm"/>
      <style:text-properties fo:color="#ffffff" fo:font-family="'Nimbus Roman No9 L'" style:font-family-generic="roman" style:font-pitch="variable" fo:font-size="24pt" style:font-size-asian="28pt" style:font-size-complex="28pt"/>
    </style:style>
    <style:style style:name="template-outline3" style:family="presentation" style:parent-style-name="template-outline2">
      <style:paragraph-properties fo:margin-left="3.085cm" fo:margin-right="0cm" fo:margin-top="0cm" fo:margin-bottom="0.257cm" fo:text-indent="-0.514cm"/>
      <style:text-properties fo:color="#ffffff" fo:font-family="'Nimbus Roman No9 L'" style:font-family-generic="roman" style:font-pitch="variable" fo:font-size="20.6000003814697pt" style:font-size-asian="24pt" style:font-size-complex="24pt"/>
    </style:style>
    <style:style style:name="template-outline4" style:family="presentation" style:parent-style-name="template-outline3">
      <style:paragraph-properties fo:margin-left="4.113cm" fo:margin-right="0cm" fo:margin-top="0cm" fo:margin-bottom="0.171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5" style:family="presentation" style:parent-style-name="template-outline4">
      <style:paragraph-properties fo:margin-left="5.141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6" style:family="presentation" style:parent-style-name="template-outline5">
      <style:paragraph-properties fo:margin-left="6.169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7" style:family="presentation" style:parent-style-name="template-outline6">
      <style:paragraph-properties fo:margin-left="7.198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8" style:family="presentation" style:parent-style-name="template-outline7">
      <style:paragraph-properties fo:margin-left="8.226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9" style:family="presentation" style:parent-style-name="template-outline8">
      <style:paragraph-properties fo:margin-left="9.254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template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857cm" svg:x="9.281cm" svg:y="17.142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446cm" svg:height="0.857cm" svg:x="24.589cm" svg:y="16.714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102</meta:generator>
    <meta:creation-date>2011-09-26T12:11:35</meta:creation-date>
    <dc:language>fi-FI</dc:language>
    <meta:editing-cycles>27</meta:editing-cycles>
    <meta:editing-duration>PT4H26M10S</meta:editing-duration>
    <meta:initial-creator>Richard Ma</meta:initial-creator>
    <dc:date>2012-11-12T10:27:46</dc:date>
    <dc:creator>richardma 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